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protocolo-de-incorporación"/>Protocolo de Incorporación<text:bookmark-end text:name="protocolo-de-incorporación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1/onboarding-protocol" office:name=""><text:span text:style-name="Definition">https://blueprint.ecohubs.community/es/articles/rcos-templates/layer-1/onboarding-protocol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1 — Sistema de Membresía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1-membership-system#32-entry-and-onboarding" office:name=""><text:span text:style-name="Definition">§3.2</text:span></text:a>, <text:a xlink:type="simple" xlink:href="https://blueprint.ecohubs.community/es/articles/rcos-core/v0-1/layer-1-membership-system#33-trial-and-evaluation" office:name=""><text:span text:style-name="Definition">§3.3</text:span></text:a>, <text:a xlink:type="simple" xlink:href="https://blueprint.ecohubs.community/es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criterios-de-admisión"/>Criterios de Admisión<text:bookmark-end text:name="criterios-de-admisión"/></text:h>
      <text:p text:style-name="First_20_paragraph"><text:span text:style-name="T2">Cláusulas RCOS: </text:span><text:a xlink:type="simple" xlink:href="https://blueprint.ecohubs.community/es/articles/rcos-core/v0-1/layer-1-membership-system#32-entry-and-onboarding" office:name=""><text:span text:style-name="Definition"><text:span text:style-name="T2">3.2.3</text:span></text:span></text:a><text:span text:style-name="T2">, </text:span><text:a xlink:type="simple" xlink:href="https://blueprint.ecohubs.community/es/articles/rcos-core/v0-1/layer-1-membership-system#32-entry-and-onboarding" office:name=""><text:span text:style-name="Definition"><text:span text:style-name="T2">3.2.4</text:span></text:span></text:a></text:p>
      <text:p text:style-name="P3"><text:span text:style-name="T1">Justificación — ¿Por qué documentar quién puede entrar</text:span></text:p>
      <text:p text:style-name="P3">La admisión es el momento en que una persona desconocida queda vinculada por — y protegida por — las reglas de la comunidad. Si los criterios son informales, la decisión se reduce a quién le cae bien al solicitante en ese momento. Los criterios escritos hacen de la admisión un acto de gobernanza, no un favor social, y hacen que un rechazo sea defendible con fundamentos que la comunidad puede señalar.</text:p>
      <text:p text:style-name="P4"><text:span text:style-name="T1">Instrucciones — Cómo completar esta sección</text:span></text:p>
      <text:p text:style-name="P4">Indica las condiciones explícitas bajo las cuales un solicitante puede ser admitido. Cada criterio debería ser verificable a partir de la propia solicitud o mediante una comprobación externa.</text:p>
      <text:list text:style-name="L3">
        <text:list-item>
          <text:p text:style-name="P5"><text:span text:style-name="T2">&lt;Criterio 1, p. ej. alineación con el propósito principal y las restricciones de identidad de la Capa 0.&gt;</text:span></text:p>
        </text:list-item>
        <text:list-item>
          <text:p text:style-name="P5"><text:span text:style-name="T2">&lt;Criterio 2, p. ej. disposición a contribuir activamente en al menos una categoría reconocida.&gt;</text:span></text:p>
        </text:list-item>
        <text:list-item>
          <text:p text:style-name="P5"><text:span text:style-name="T2">&lt;Criterio 3, p. ej. sin expulsión forzosa ni rechazo previo en los últimos X meses.&gt;</text:span></text:p>
        </text:list-item>
        <text:list-item>
          <text:p text:style-name="P5"><text:span text:style-name="T2">&lt;Criterio 4, p. ej. formulario de solicitud completado de buena fe — sin tergiversación.&gt;</text:span></text:p>
        </text:list-item>
      </text:list>
      <text:h text:style-name="Heading_20_2" text:outline-level="2"><text:bookmark-start text:name="pasos-de-incorporación"/>Pasos de Incorporación<text:bookmark-end text:name="pasos-de-incorporación"/></text:h>
      <text:p text:style-name="First_20_paragraph"><text:span text:style-name="T2">Cláusulas RCOS: </text:span><text:a xlink:type="simple" xlink:href="https://blueprint.ecohubs.community/es/articles/rcos-core/v0-1/layer-1-membership-system#32-entry-and-onboarding" office:name=""><text:span text:style-name="Definition"><text:span text:style-name="T2">3.2.1</text:span></text:span></text:a><text:span text:style-name="T2">, </text:span><text:a xlink:type="simple" xlink:href="https://blueprint.ecohubs.community/es/articles/rcos-core/v0-1/layer-1-membership-system#32-entry-and-onboarding" office:name=""><text:span text:style-name="Definition"><text:span text:style-name="T2">3.2.2</text:span></text:span></text:a></text:p>
      <text:p text:style-name="P6"><text:span text:style-name="T1">Justificación — ¿Por qué hacer del proceso una secuencia fija</text:span></text:p>
      <text:p text:style-name="P6">El consentimiento a la gobernanza solo tiene sentido si el miembro realmente ha visto la gobernanza. Una secuencia fija — revisión, consentimiento, configuración técnica — garantiza que cada Miembro Pleno cruzó el mismo umbral en el mismo orden, de modo que nadie accede a derechos plenos sin haber conocido las restricciones que los acompañan.</text:p>
      <text:p text:style-name="P7"><text:span text:style-name="T1">Instrucciones — Cómo completar esta sección</text:span></text:p>
      <text:p text:style-name="P7">Enumera los pasos ordenados que cada nuevo miembro debe completar para pasar de solicitante a Miembro Pleno. Incluye pasos explícitos de consentimiento y cualquier aprovisionamiento de herramientas o acceso requerido.</text:p>
      <text:list text:style-name="L4">
        <text:list-item>
          <text:p text:style-name="P8"><text:span text:style-name="T2">&lt;Paso 1, p. ej. revisar todos los artefactos de las Capas 0–6 y este protocolo de incorporación.&gt;</text:span></text:p>
        </text:list-item>
        <text:list-item>
          <text:p text:style-name="P8"><text:span text:style-name="T2">&lt;Paso 2, p. ej. consentir explícitamente el Acuerdo de Membresía y las restricciones de identidad de la Capa 0.&gt;</text:span></text:p>
        </text:list-item>
        <text:list-item>
          <text:p text:style-name="P8"><text:span text:style-name="T2">&lt;Paso 3, p. ej. configurar las herramientas requeridas (billetera, cuentas, identidad).&gt;</text:span></text:p>
        </text:list-item>
        <text:list-item>
          <text:p text:style-name="P8"><text:span text:style-name="T2">&lt;Paso 4, p. ej. unirse a los canales de comunicación exclusivos para miembros.&gt;</text:span></text:p>
        </text:list-item>
        <text:list-item>
          <text:p text:style-name="P8"><text:span text:style-name="T2">&lt;Paso 5, p. ej. recibir los permisos necesarios para participar en la gobernanza.&gt;</text:span></text:p>
        </text:list-item>
        <text:list-item>
          <text:p text:style-name="P8"><text:span text:style-name="T2">&lt;Paso 6, p. ej. finalización de la incorporación registrada — el estado de membresía cambia a Miembro Pleno.&gt;</text:span></text:p>
        </text:list-item>
      </text:list>
      <text:h text:style-name="Heading_20_2" text:outline-level="2"><text:bookmark-start text:name="estado-inicial-de-membresía"/>Estado Inicial de Membresía<text:bookmark-end text:name="estado-inicial-de-membresía"/></text:h>
      <text:p text:style-name="First_20_paragraph"><text:span text:style-name="T2">Cláusulas RCOS: </text:span><text:a xlink:type="simple" xlink:href="https://blueprint.ecohubs.community/es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4</text:span></text:span></text:a></text:p>
      <text:p text:style-name="P9"><text:span text:style-name="T1">Justificación — ¿Por qué asignar un estado al final de la incorporación</text:span></text:p>
      <text:p text:style-name="P9">Entre “solicitante aprobado” y “totalmente integrado” hay una brecha real — los permisos, el acceso y las expectativas cambian. Declarar el estado exacto que un nuevo miembro tiene en cada paso elimina la ambigüedad sobre lo que puede hacer en ese momento, y evita concesiones involuntarias de derechos antes de que la incorporación esté completa.</text:p>
      <text:p text:style-name="P10"><text:span text:style-name="T1">Instrucciones — Cómo completar esta sección</text:span></text:p>
      <text:p text:style-name="P10">Indica los estados de membresía por los que transita un miembro durante la incorporación, y qué desencadena cada transición. Consulta el Registro de Estados de Membresía.</text:p>
      <text:list text:style-name="L5">
        <text:list-item>
          <text:p text:style-name="P11">Al ser aprobado: <text:span text:style-name="T2">&lt;p. ej. Miembro en Prueba.&gt;</text:span></text:p>
        </text:list-item>
        <text:list-item>
          <text:p text:style-name="P11">Al completar la incorporación: <text:span text:style-name="T2">&lt;p. ej. Miembro Pleno (automático al completar).&gt;</text:span></text:p>
        </text:list-item>
      </text:list>
      <text:h text:style-name="Heading_20_2" text:outline-level="2"><text:bookmark-start text:name="prueba-y-evaluación"/>Prueba y Evaluación<text:bookmark-end text:name="prueba-y-evaluación"/></text:h>
      <text:p text:style-name="First_20_paragraph"><text:span text:style-name="T2">Cláusulas RCOS: </text:span><text:a xlink:type="simple" xlink:href="https://blueprint.ecohubs.community/es/articles/rcos-core/v0-1/layer-1-membership-system#33-trial-and-evaluation" office:name=""><text:span text:style-name="Definition"><text:span text:style-name="T2">3.3.1</text:span></text:span></text:a><text:span text:style-name="T2">, </text:span><text:a xlink:type="simple" xlink:href="https://blueprint.ecohubs.community/es/articles/rcos-core/v0-1/layer-1-membership-system#33-trial-and-evaluation" office:name=""><text:span text:style-name="Definition"><text:span text:style-name="T2">3.3.2</text:span></text:span></text:a><text:span text:style-name="T2">, </text:span><text:a xlink:type="simple" xlink:href="https://blueprint.ecohubs.community/es/articles/rcos-core/v0-1/layer-1-membership-system#33-trial-and-evaluation" office:name=""><text:span text:style-name="Definition"><text:span text:style-name="T2">3.3.3</text:span></text:span></text:a><text:span text:style-name="T2">, </text:span><text:a xlink:type="simple" xlink:href="https://blueprint.ecohubs.community/es/articles/rcos-core/v0-1/layer-1-membership-system#33-trial-and-evaluation" office:name=""><text:span text:style-name="Definition"><text:span text:style-name="T2">3.3.4</text:span></text:span></text:a></text:p>
      <text:p text:style-name="P12"><text:span text:style-name="T1">Justificación — ¿Por qué delimitar el periodo de prueba</text:span></text:p>
      <text:p text:style-name="P12">Un periodo de prueba sin límite es una membresía de segunda clase que nunca termina — todas las obligaciones, menos derechos. Fijar la duración, los criterios y el camino en caso de fallo obliga a un punto de decisión: o el nuevo miembro pasa a pleno derecho o se ejecuta una salida definida. Esto evita que el estado de prueba se convierta en un limbo permanente.</text:p>
      <text:p text:style-name="P13"><text:span text:style-name="T1">Instrucciones — Cómo completar esta sección</text:span></text:p>
      <text:p text:style-name="P13">Define la duración, los criterios de evaluación, la decisión de transición, el periodo de gracia, el camino en caso de fallo y cualquier regla de extensión. Los derechos durante la prueba se definen en el Registro de Estados de Membresía.</text:p>
      <text:list text:style-name="L6">
        <text:list-item>
          <text:p text:style-name="P14"><text:span text:style-name="T1">Duración:</text:span> <text:span text:style-name="T2">&lt;p. ej. 30 días desde la aprobación.&gt;</text:span></text:p>
        </text:list-item>
        <text:list-item>
          <text:p text:style-name="P14"><text:span text:style-name="T1">Criterios de evaluación:</text:span> <text:span text:style-name="T2">&lt;p. ej. todos los pasos de incorporación completados y registrados.&gt;</text:span></text:p>
        </text:list-item>
        <text:list-item>
          <text:p text:style-name="P14"><text:span text:style-name="T1">Decisión de transición:</text:span> <text:span text:style-name="T2">&lt;p. ej. automática al completar; o por votación.&gt;</text:span></text:p>
        </text:list-item>
        <text:list-item>
          <text:p text:style-name="P14"><text:span text:style-name="T1">Periodo de gracia:</text:span> <text:span text:style-name="T2">&lt;p. ej. X días adicionales si la incorporación no se completa a tiempo.&gt;</text:span></text:p>
        </text:list-item>
        <text:list-item>
          <text:p text:style-name="P14"><text:span text:style-name="T1">Fallo en completar:</text:span> <text:span text:style-name="T2">&lt;p. ej. proceso de salida activado automáticamente tras agotarse el periodo total.&gt;</text:span></text:p>
        </text:list-item>
        <text:list-item>
          <text:p text:style-name="P14"><text:span text:style-name="T1">Extensión:</text:span> <text:span text:style-name="T2">&lt;p. ej. extensión única de X días bajo solicitud.&gt;</text:span></text:p>
        </text:list-item>
        <text:list-item>
          <text:p text:style-name="P14"><text:span text:style-name="T1">Derechos durante la prueba:</text:span> <text:span text:style-name="T2">&lt;consultar el Registro de Estados de Membresía.&gt;</text:span></text:p>
        </text:list-item>
        <text:list-item>
          <text:p text:style-name="P14"><text:span text:style-name="T1">Bloqueo de nueva solicitud:</text:span> <text:span text:style-name="T2">&lt;p. ej. los miembros que salieron por incorporación incompleta no pueden volver a solicitar durante X meses.&gt;</text:span></text:p>
        </text:list-item>
      </text:list>
      <text:h text:style-name="Heading_20_2" text:outline-level="2"><text:bookmark-start text:name="registro-de-finalización"/>Registro de Finalización<text:bookmark-end text:name="registro-de-finalización"/></text:h>
      <text:p text:style-name="First_20_paragraph"><text:span text:style-name="T2">Cláusulas RCOS: </text:span><text:a xlink:type="simple" xlink:href="https://blueprint.ecohubs.community/es/articles/rcos-core/v0-1/layer-1-membership-system#38-artifacts" office:name=""><text:span text:style-name="Definition"><text:span text:style-name="T2">3.8.2</text:span></text:span></text:a></text:p>
      <text:p text:style-name="P15"><text:span text:style-name="T1">Justificación — ¿Por qué mantener el registro de forma permanente</text:span></text:p>
      <text:p text:style-name="P15">El registro de finalización es la evidencia de que un miembro consintió a una versión específica de las reglas en una fecha específica. Perderlo o editarlo haría imposible responder, meses o años después, “¿a qué exactamente accedió?” — que es la única pregunta que importa cuando llega una disputa.</text:p>
      <text:p text:style-name="P16"><text:span text:style-name="T1">Instrucciones — Cómo completar esta sección</text:span></text:p>
      <text:p text:style-name="P16">Indica dónde se guarda el registro de finalización, qué captura (marca de tiempo, versiones de artefactos consentidos) y la regla de retención.</text:p>
      <text:p text:style-name="First_20_paragraph"><text:span text:style-name="T2">&lt;Descripción del registro de finalización de la incorporación — dónde se almacena, qué captura y que se retiene permanentemente después de la salida.&gt;</text:span></text:p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7">
        <text:list-item>
          <text:p text:style-name="P17"><text:span text:style-name="T1">Adoptado:</text:span> </text:p>
        </text:list-item>
        <text:list-item>
          <text:p text:style-name="P17"><text:span text:style-name="T1">Tipo de decisión:</text:span> Estratégica</text:p>
        </text:list-item>
        <text:list-item>
          <text:p text:style-name="P17"><text:span text:style-name="T1">Versión:</text:span> &lt;versión&gt;</text:p>
        </text:list-item>
        <text:list-item>
          <text:p text:style-name="P17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5Z</meta:creation-date>
    <dc:date>2026-04-29T00:56:05Z</dc:date>
    <meta:user-defined meta:name="title-meta" meta:value-type="string">Protocolo de Incorporación</meta:user-defined>
  </office:meta>
</office:document-meta>
</file>